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8014" officeooo:paragraph-rsid="00168014"/>
    </style:style>
    <style:style style:name="P2" style:family="paragraph" style:parent-style-name="Standard">
      <style:text-properties officeooo:rsid="0017d51a" officeooo:paragraph-rsid="0017d51a"/>
    </style:style>
    <style:style style:name="P3" style:family="paragraph" style:parent-style-name="Standard">
      <style:text-properties officeooo:rsid="0017d956" officeooo:paragraph-rsid="0017d956"/>
    </style:style>
    <style:style style:name="P4" style:family="paragraph" style:parent-style-name="Standard">
      <style:text-properties officeooo:rsid="001920a4" officeooo:paragraph-rsid="001920a4"/>
    </style:style>
    <style:style style:name="T1" style:family="text">
      <style:text-properties officeooo:rsid="0017d51a"/>
    </style:style>
    <style:style style:name="T2" style:family="text">
      <style:text-properties officeooo:rsid="001804e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uth tables</text:p>
      <text:p text:style-name="P1">Truth tables tell you all possible outcomes for statments or connectives.</text:p>
      <text:p text:style-name="P1">32 is even. <text:s/>True/1</text:p>
      <text:p text:style-name="P1"><text:s/></text:p>
      <text:p text:style-name="P1">In <text:s/>a truth table #of rows= 2**number of statements.</text:p>
      <text:p text:style-name="P1"/>
      <text:p text:style-name="P1">Negation: Neg P = 1-P</text:p>
      <text:p text:style-name="P1">Or in other words not P (opposite)</text:p>
      <text:p text:style-name="P1"/>
      <text:p text:style-name="P2">Conjunction</text:p>
      <text:p text:style-name="P1">Value of X^Y = min(x,y)</text:p>
      <text:p text:style-name="P1"/>
      <text:p text:style-name="P1"><text:s/><text:span text:style-name="T1">Disjunction</text:span></text:p>
      <text:p text:style-name="P2">Value of X or Y = Max (x,y)</text:p>
      <text:p text:style-name="P2"/>
      <text:p text:style-name="P3">Conditional</text:p>
      <text:p text:style-name="P3">p and q= 1/True</text:p>
      <text:p text:style-name="P3">iff p is less than or equal to q. </text:p>
      <text:p text:style-name="P3"/>
      <text:p text:style-name="P3">Biconditional </text:p>
      <text:p text:style-name="P3">iff p=q then they equal <text:span text:style-name="T2">d</text:span>to 1</text:p>
      <text:p text:style-name="P3"/>
      <text:p text:style-name="P3">Exclusive or</text:p>
      <text:p text:style-name="P4">If p does not equal q then true or else false </text:p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7:42:40.079357825</meta:creation-date>
    <dc:date>2019-09-28T14:38:49.374809269</dc:date>
    <meta:editing-duration>PT24M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88" meta:character-count="446" meta:non-whitespace-character-count="368"/>
  </office:meta>
</office:document-meta>
</file>